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86cm" fo:margin-left="-1cm" table:align="left" fo:keep-with-next="always"/>
    </style:style>
    <style:style style:name="Table1.A" style:family="table-column">
      <style:table-column-properties style:column-width="1.016cm"/>
    </style:style>
    <style:style style:name="Table1.C" style:family="table-column">
      <style:table-column-properties style:column-width="10.968cm"/>
    </style:style>
    <style:style style:name="Table1.D" style:family="table-column">
      <style:table-column-properties style:column-width="5.86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row-height="4.5cm"/>
    </style:style>
    <style:style style:name="Table1.A3" style:family="table-cell">
      <style:table-cell-properties fo:padding="0.097cm" fo:border-left="none" fo:border-right="none" fo:border-top="none" fo:border-bottom="0.05pt dotted #000000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1.201cm" style:rel-column-width="4263*"/>
    </style:style>
    <style:style style:name="Table2.B" style:family="table-column">
      <style:table-column-properties style:column-width="11.728cm" style:rel-column-width="41634*"/>
    </style:style>
    <style:style style:name="Table2.C" style:family="table-column">
      <style:table-column-properties style:column-width="1.715cm" style:rel-column-width="6085*"/>
    </style:style>
    <style:style style:name="Table2.D" style:family="table-column">
      <style:table-column-properties style:column-width="0.18cm" style:rel-column-width="639*"/>
    </style:style>
    <style:style style:name="Table2.E" style:family="table-column">
      <style:table-column-properties style:column-width="3.637cm" style:rel-column-width="12914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fals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6c032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fo:font-weight="bold" officeooo:paragraph-rsid="0164bd9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64bd9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5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cm" fo:margin-right="0.459cm" fo:line-height="100%" fo:text-align="start" style:justify-single-word="false" fo:text-indent="0cm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cm" fo:margin-right="0.459cm" fo:line-height="200%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officeooo:rsid="013e4e34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4a98e6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d0fd4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underline-style="none" fo:font-weight="normal" officeooo:rsid="00fd8749" style:font-weight-asian="normal" style:font-weight-complex="normal"/>
    </style:style>
    <style:style style:name="T5" style:family="text">
      <style:text-properties style:text-underline-style="none" officeooo:rsid="00245a79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8" style:family="text">
      <style:text-properties fo:font-weight="bold" style:font-name-asian="Microsoft YaHei" style:font-weight-asian="bold" style:font-name-complex="Mangal" style:font-weight-complex="bold"/>
    </style:style>
    <style:style style:name="T9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81d220" style:font-weight-asian="bold" style:font-weight-complex="bold"/>
    </style:style>
    <style:style style:name="T12" style:family="text">
      <style:text-properties fo:font-weight="bold" officeooo:rsid="0122246c" style:font-weight-asian="bold" style:font-weight-complex="bold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8" style:family="text">
      <style:text-properties style:font-name="Arial1" fo:font-size="6pt" style:text-underline-style="none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officeooo:rsid="00e4fbe7"/>
    </style:style>
    <style:style style:name="T20" style:family="text">
      <style:text-properties officeooo:rsid="010977aa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style:font-name-asian="Arial1" style:font-name-complex="Arial1"/>
    </style:style>
    <style:style style:name="T24" style:family="text">
      <style:text-properties officeooo:rsid="011f568d"/>
    </style:style>
    <style:style style:name="T25" style:family="text">
      <style:text-properties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6" style:family="text">
      <style:text-properties officeooo:rsid="016c03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2" office:value-type="string">
              <text:p text:style-name="P1"/>
            </table:table-cell>
            <table:covered-table-cell/>
            <table:table-cell table:style-name="Table1.A1" office:value-type="string">
              <text:p text:style-name="P1"><text:text-input text:description="&lt;setLang(o.partner_id.lang or 'en_US') and ''&gt;">set locale</text:text-input></text:p>
            </table:table-cell>
            <table:table-cell table:style-name="Table1.A1" office:value-type="string">
              <text:p text:style-name="P1"/>
            </table:table-cell>
          </table:table-row>
        </table:table-header-rows>
        <table:table-row table:style-name="Table1.2">
          <table:table-cell table:style-name="Table1.A1" table:number-columns-spanned="2" office:value-type="string">
            <text:p text:style-name="P37"/>
          </table:table-cell>
          <table:covered-table-cell/>
          <table:table-cell table:style-name="Table1.A1" office:value-type="string">
            <text:p text:style-name="P37"><text:text-input text:description="&lt;o.partner_id.name or ''&gt;">Partner Name</text:text-input></text:p>
            <text:p text:style-name="P27"><text:text-input text:description="&lt;if test=&quot;o.partner_id &lt;&gt; o.partner_shipping_id&quot;&gt;">test</text:text-input></text:p>
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6"><text:text-input text:description="&lt;o.partner_shipping_id.title_after or _('To:') &gt;">TitleAfter</text:text-input></text:span></text:p>
            <text:p text:style-name="P29"><text:text-input text:description="&lt;/if&gt;">endtest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28"/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50"><text:span text:style-name="T9"><text:text-input text:description="&lt;_(&quot;Salesman&quot;)&gt;">Salesman</text:text-input></text:span><text:span text:style-name="T8">:</text:span><text:span text:style-name="T13"> </text:span><text:span text:style-name="T13"><text:text-input text:description="&lt;o.user_id.name or ''&gt;">user_id.name</text:text-input></text:span></text:p>
          </table:table-cell>
        </table:table-row>
        <table:table-row table:style-name="Table1.1">
          <table:table-cell table:style-name="Table1.A3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  <text:p text:style-name="P25"><text:span text:style-name="T25"><text:text-input text:description="&lt;if test=&quot;o.partner_id.is_company and o.partner_id.vat&quot;&gt;">if company and vat</text:text-input></text:span><text:span text:style-name="T4"><text:text-input text:description="&lt;_(&quot;VAT no.&quot;)&gt;">VAT no.</text:text-input></text:span><text:span text:style-name="T4">:</text:span><text:span text:style-name="T5"> </text:span><text:span text:style-name="T17"><text:text-input text:description="&lt;(o.partner_id.vat.replace('HR','') or '')&gt;">VAT</text:text-input></text:span><text:span text:style-name="T18"><text:text-input text:description="&lt;/if&gt;">end if</text:text-input></text:span></text:p>
          </table:table-cell>
          <table:table-cell table:style-name="Table1.A1" office:value-type="string">
            <text:p text:style-name="P49"/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7"><text:text-input text:description="&lt; _(&quot;Quotation&quot;)&gt;">Quotation</text:text-input></text:span><text:span text:style-name="T6">: </text:span><text:span text:style-name="T6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9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1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table:number-columns-spanned="2" office:value-type="string">
            <text:p text:style-name="P59"/>
          </table:table-cell>
          <table:covered-table-cell/>
          <table:table-cell table:style-name="Table2.E2" office:value-type="string">
            <text:p text:style-name="P67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5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9"><text:span text:style-name="T20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2"><text:span text:style-name="T3"><text:text-input text:description="&lt;formatLang(o.list_amount *o.lcy_rate, digits=2) or ''&gt;">Total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9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2"><text:span text:style-name="T21"><text:text-input text:description="&lt;formatLang(o.discount_total*o.lcy_rate, digits=2) or ''&gt;">total disc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0"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3"><text:span text:style-name="T2"><text:text-input text:description="&lt;formatLang(o.lcy_amount_untaxed, digits=2) or ''&gt;">untaxed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0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span text:style-name="T1"><text:text-input text:description="&lt;formatLang(o.lcy_amount_tax, digits=2) or ''&gt;">tax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0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span text:style-name="T3"><text:text-input text:description="&lt;formatLang(o.lcy_amount_total, digits=2) or ''&gt;">total </text:text-input></text:span> 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3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1"><text:span text:style-name="T10"><text:text-input text:description="&lt;_(&quot;Exchange rate&quot;)&gt;">Exchange rate</text:text-input></text:span><text:span text:style-name="T10">:</text:span> </text:p>
          </table:table-cell>
          <table:table-cell table:style-name="Tablica7.A1" office:value-type="string">
            <text:p text:style-name="P42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9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3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0"><text:text-input text:description="&lt;warranty.description or ''&gt;">price_description</text:text-input></text:p>
            <text:p text:style-name="P34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3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10"><text:text-input text:description="&lt;_(&quot;Delivery period&quot;)&gt;">Delivery period</text:text-input></text:span><text:span text:style-name="T10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11"><text:text-input text:description="&lt;_(&quot;Delivery location&quot;)&gt;">Delivery location</text:text-input></text:span><text:span text:style-name="T10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5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12"><text:text-input text:description="&lt;_(&quot;Validity of offer&quot;)&gt;">Validity of offer</text:text-input></text:span><text:span text:style-name="T10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6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15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5"><text:text-input text:description="&lt;for each=&quot;cert in o.certificate_ids&quot;&gt;">For line</text:text-input></text:p>
            <text:p text:style-name="P68"><text:text-input text:description="&lt;cert.description or ''&gt;">certificate_description</text:text-input></text:p>
            <text:p text:style-name="P35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4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11"><text:text-input text:description="&lt;_(&quot;Other information&quot;)&gt;">Other information</text:text-input></text:span><text:span text:style-name="T10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30T14:46:59.787647017</dc:date>
    <meta:editing-duration>P2DT13H15M15S</meta:editing-duration>
    <meta:editing-cycles>345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64" meta:character-count="1606" meta:non-whitespace-character-count="1505"/>
  </office:meta>
</office:document-meta>
</file>